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19a82" officeooo:paragraph-rsid="00019a82"/>
    </style:style>
    <style:style style:name="P2" style:family="paragraph" style:parent-style-name="Text_20_body">
      <style:text-properties officeooo:rsid="00057fa6" officeooo:paragraph-rsid="00057fa6"/>
    </style:style>
    <style:style style:name="P3" style:family="paragraph" style:parent-style-name="Text_20_body" style:list-style-name="L1">
      <style:text-properties officeooo:paragraph-rsid="000b7f07"/>
    </style:style>
    <style:style style:name="P4" style:family="paragraph" style:parent-style-name="Text_20_body" style:list-style-name="L1">
      <style:text-properties officeooo:paragraph-rsid="0006b354"/>
    </style:style>
    <style:style style:name="P5" style:family="paragraph" style:parent-style-name="Text_20_body">
      <style:text-properties officeooo:rsid="0006b354" officeooo:paragraph-rsid="0006b354"/>
    </style:style>
    <style:style style:name="P6" style:family="paragraph" style:parent-style-name="Text_20_body" style:list-style-name="L2">
      <style:text-properties officeooo:rsid="0006b354" officeooo:paragraph-rsid="00073b98"/>
    </style:style>
    <style:style style:name="P7" style:family="paragraph" style:parent-style-name="Text_20_body" style:list-style-name="L2">
      <style:text-properties officeooo:rsid="0006b354" officeooo:paragraph-rsid="0006b354"/>
    </style:style>
    <style:style style:name="P8" style:family="paragraph" style:parent-style-name="Text_20_body" style:list-style-name="L2">
      <style:text-properties officeooo:rsid="0009a23a" officeooo:paragraph-rsid="0009a23a"/>
    </style:style>
    <style:style style:name="P9" style:family="paragraph" style:parent-style-name="Text_20_body">
      <style:text-properties officeooo:rsid="0009a23a" officeooo:paragraph-rsid="0009a23a"/>
    </style:style>
    <style:style style:name="P10" style:family="paragraph" style:parent-style-name="Text_20_body">
      <style:text-properties officeooo:rsid="001b0ce8" officeooo:paragraph-rsid="001b0ce8"/>
    </style:style>
    <style:style style:name="P11" style:family="paragraph" style:parent-style-name="Text_20_body" style:list-style-name="L3">
      <style:text-properties officeooo:rsid="00296649" officeooo:paragraph-rsid="00296649"/>
    </style:style>
    <style:style style:name="P12" style:family="paragraph" style:parent-style-name="Text_20_body" style:list-style-name="L3">
      <style:text-properties officeooo:rsid="00296649" officeooo:paragraph-rsid="002abf47"/>
    </style:style>
    <style:style style:name="P13" style:family="paragraph" style:parent-style-name="Text_20_body" style:list-style-name="L3">
      <style:text-properties officeooo:rsid="002abf47" officeooo:paragraph-rsid="002abf47"/>
    </style:style>
    <style:style style:name="P14" style:family="paragraph" style:parent-style-name="Text_20_body">
      <style:text-properties officeooo:rsid="002e91f7" officeooo:paragraph-rsid="002e91f7"/>
    </style:style>
    <style:style style:name="P15" style:family="paragraph" style:parent-style-name="Text_20_body" style:list-style-name="L4">
      <style:text-properties officeooo:rsid="002e91f7" officeooo:paragraph-rsid="002e91f7"/>
    </style:style>
    <style:style style:name="P16" style:family="paragraph" style:parent-style-name="Text_20_body" style:list-style-name="L4">
      <style:text-properties officeooo:rsid="00313efa" officeooo:paragraph-rsid="00313efa"/>
    </style:style>
    <style:style style:name="P17" style:family="paragraph" style:parent-style-name="Text_20_body" style:list-style-name="L4">
      <style:text-properties officeooo:rsid="00331074" officeooo:paragraph-rsid="00331074"/>
    </style:style>
    <style:style style:name="P18" style:family="paragraph" style:parent-style-name="Text_20_body" style:list-style-name="L4">
      <style:text-properties officeooo:rsid="003533ab" officeooo:paragraph-rsid="003533ab"/>
    </style:style>
    <style:style style:name="P19" style:family="paragraph" style:parent-style-name="Text_20_body">
      <style:text-properties officeooo:rsid="003533ab" officeooo:paragraph-rsid="003533ab"/>
    </style:style>
    <style:style style:name="P20" style:family="paragraph" style:parent-style-name="Text_20_body">
      <style:text-properties officeooo:rsid="002abf47" officeooo:paragraph-rsid="002abf47"/>
    </style:style>
    <style:style style:name="T1" style:family="text">
      <style:text-properties officeooo:rsid="0006b354"/>
    </style:style>
    <style:style style:name="T2" style:family="text">
      <style:text-properties officeooo:rsid="000b7f07"/>
    </style:style>
    <style:style style:name="T3" style:family="text">
      <style:text-properties officeooo:rsid="00057fa6"/>
    </style:style>
    <style:style style:name="T4" style:family="text">
      <style:text-properties officeooo:rsid="00073b98"/>
    </style:style>
    <style:style style:name="T5" style:family="text">
      <style:text-properties officeooo:rsid="0009a23a"/>
    </style:style>
    <style:style style:name="T6" style:family="text">
      <style:text-properties officeooo:rsid="000ea49c"/>
    </style:style>
    <style:style style:name="T7" style:family="text">
      <style:text-properties officeooo:rsid="00103740"/>
    </style:style>
    <style:style style:name="T8" style:family="text">
      <style:text-properties officeooo:rsid="0011f40c"/>
    </style:style>
    <style:style style:name="T9" style:family="text">
      <style:text-properties officeooo:rsid="001334b3"/>
    </style:style>
    <style:style style:name="T10" style:family="text">
      <style:text-properties officeooo:rsid="00186903"/>
    </style:style>
    <style:style style:name="T11" style:family="text">
      <style:text-properties officeooo:rsid="00138dca"/>
    </style:style>
    <style:style style:name="T12" style:family="text">
      <style:text-properties officeooo:rsid="00154d68"/>
    </style:style>
    <style:style style:name="T13" style:family="text">
      <style:text-properties officeooo:rsid="00174630"/>
    </style:style>
    <style:style style:name="T14" style:family="text">
      <style:text-properties officeooo:rsid="001856ee"/>
    </style:style>
    <style:style style:name="T15" style:family="text">
      <style:text-properties officeooo:rsid="0019b45b"/>
    </style:style>
    <style:style style:name="T16" style:family="text">
      <style:text-properties officeooo:rsid="001b0ce8"/>
    </style:style>
    <style:style style:name="T17" style:family="text">
      <style:text-properties officeooo:rsid="001ce62e"/>
    </style:style>
    <style:style style:name="T18" style:family="text">
      <style:text-properties officeooo:rsid="001e15ec"/>
    </style:style>
    <style:style style:name="T19" style:family="text">
      <style:text-properties officeooo:rsid="002111df"/>
    </style:style>
    <style:style style:name="T20" style:family="text">
      <style:text-properties officeooo:rsid="001ff468"/>
    </style:style>
    <style:style style:name="T21" style:family="text">
      <style:text-properties officeooo:rsid="0022a23b"/>
    </style:style>
    <style:style style:name="T22" style:family="text">
      <style:text-properties officeooo:rsid="0023aa5c"/>
    </style:style>
    <style:style style:name="T23" style:family="text">
      <style:text-properties officeooo:rsid="00254ca0"/>
    </style:style>
    <style:style style:name="T24" style:family="text">
      <style:text-properties officeooo:rsid="0026fd79"/>
    </style:style>
    <style:style style:name="T25" style:family="text">
      <style:text-properties officeooo:rsid="0027ccb2"/>
    </style:style>
    <style:style style:name="T26" style:family="text">
      <style:text-properties officeooo:rsid="00296649"/>
    </style:style>
    <style:style style:name="T27" style:family="text">
      <style:text-properties officeooo:rsid="002bfeb3"/>
    </style:style>
    <style:style style:name="T28" style:family="text">
      <style:text-properties officeooo:rsid="002e765b"/>
    </style:style>
    <style:style style:name="T29" style:family="text">
      <style:text-properties officeooo:rsid="002abf47"/>
    </style:style>
    <style:style style:name="T30" style:family="text">
      <style:text-properties officeooo:rsid="002f4f4f"/>
    </style:style>
    <style:style style:name="T31" style:family="text">
      <style:text-properties officeooo:rsid="00313efa"/>
    </style:style>
    <style:style style:name="T32" style:family="text">
      <style:text-properties officeooo:rsid="0032d7b2"/>
    </style:style>
    <style:style style:name="T33" style:family="text">
      <style:text-properties officeooo:rsid="00331074"/>
    </style:style>
    <style:style style:name="T34" style:family="text">
      <style:text-properties officeooo:rsid="0034568d"/>
    </style:style>
    <style:style style:name="T35" style:family="text">
      <style:text-properties officeooo:rsid="003533a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 пользователях и операционных системах, которые они выбирают</text:p>
      <text:p text:style-name="P2">Недавние статьи <text:span text:style-name="T1">и скриншоты наших </text:span>пользователей</text:p>
      <text:list text:style-name="L1">
        <text:list-item>
          <text:p text:style-name="P3"><text:span text:style-name="T1">choice </text:span><text:a xlink:type="simple" xlink:href="https://pingvinus.ru/note/permanent-distro-hopping" text:style-name="Internet_20_link" text:visited-style-name="Visited_20_Internet_20_Link"><text:span text:style-name="T1">«</text:span>Permanent Distro Hopping: Изучение сравнением»</text:a> <text:span text:style-name="T2">и </text:span><text:a xlink:type="simple" xlink:href="https://pingvinus.ru/note/multiple-oss" text:style-name="Internet_20_link" text:visited-style-name="Visited_20_Internet_20_Link"><text:span text:style-name="T3">«О нескольких ОС на ПК»</text:span></text:a></text:p>
        </text:list-item>
        <text:list-item>
          <text:p text:style-name="P4"><text:span text:style-name="T1">Minor748 </text:span><text:a xlink:type="simple" xlink:href="https://pingvinus.ru/note/kubuntu-review" text:style-name="Internet_20_link" text:visited-style-name="Visited_20_Internet_20_Link"><text:span text:style-name="T1">«</text:span>Ubuntu — это тоже Linux, но Linux — не только Ubuntu»</text:a> <text:span text:style-name="T1">и </text:span><text:a xlink:type="simple" xlink:href="https://pingvinus.ru/note/linuxmint-vs-xubuntu" text:style-name="Internet_20_link" text:visited-style-name="Visited_20_Internet_20_Link"><text:span text:style-name="T1">«</text:span>Сравнение Xubuntu vs Linux Mint Xfce»</text:a></text:p>
        </text:list-item>
        <text:list-item>
          <text:p text:style-name="P4"><text:span text:style-name="T1">vantiki </text:span><text:a xlink:type="simple" xlink:href="https://pingvinus.ru/gallery/5236" text:style-name="Internet_20_link" text:visited-style-name="Visited_20_Internet_20_Link"><text:span text:style-name="T1">«</text:span>Полгода с Gentoo: гибель пингвина-дистрохопа»</text:a></text:p>
        </text:list-item>
        <text:list-item>
          <text:p text:style-name="P4">Abstractx <text:a xlink:type="simple" xlink:href="https://pingvinus.ru/gallery/5233" text:style-name="Internet_20_link" text:visited-style-name="Visited_20_Internet_20_Link">«Прекрати дистрохопить. Просто расслабься»</text:a></text:p>
        </text:list-item>
      </text:list>
      <text:p text:style-name="P5">натолкнули меня порассуждать на тему:</text:p>
      <text:list text:style-name="L2">
        <text:list-item>
          <text:p text:style-name="P6">О дистрохоппинге, <text:span text:style-name="T4">причинах его возникновения, </text:span>значении <text:span text:style-name="T4">и влиянии на популярность различных операционных систем.</text:span></text:p>
        </text:list-item>
        <text:list-item>
          <text:p text:style-name="P7">О выбор<text:span text:style-name="T4">е</text:span> той или иной <text:span text:style-name="T4">операционной системы пользовател</text:span><text:span text:style-name="T5">ем</text:span><text:span text:style-name="T4">, о движущих силах </text:span><text:span text:style-name="T5">и развитии</text:span>.</text:p>
        </text:list-item>
        <text:list-item>
          <text:p text:style-name="P8">О собственном пути и почему у меня все сложилось именно так.</text:p>
        </text:list-item>
      </text:list>
      <text:p text:style-name="P9"><text:span text:style-name="T6">Принято считать, что явление</text:span> <text:span text:style-name="T6">и сам термин </text:span>«дистрохоппинг» <text:span text:style-name="T6">появились в Linux среде, в процессе которого пользователи путем частой смены различных дистрибутивов, изучают их особенности и различия в попытке найти тот, который наибольшим образом удовлетворяет их потребностям. Исходя из вышесказанного, можно заключить, что дистрохоппинг возможен в среде, где имеет место быть </text:span><text:span text:style-name="T7">выбор среди множества вариаций решения различных задач, используя уникальные подходы. Хотя все дистрибутивы Linux в общем и целом одинаковы, каждый из них обладает своей уникальностью: назначение (десктоп, сервер, портативные устройства), система инициализации, пакетный менеджер, поддержка проприетарного ПО </text:span><text:span text:style-name="T8">и</text:span><text:span text:style-name="T7"> </text:span><text:span text:style-name="T8">наличие собственной пакетной базы</text:span><text:span text:style-name="T7">, </text:span><text:span text:style-name="T8">модель выпуска (стабильная или ролинг) и частота выхода новых версий, направленность на определенный уровень пользователя, безопасность, графическое окружение. </text:span><text:span text:style-name="T9">Все это дает пользователю возможности точно подобрать подходящий дистрибутив под свои нужды. Но, нужно ли это пользователю, вот в чем вопрос и, если нужно, то насколько и какой в этом интерес? Спустя 3 десятилетия от момента начала прихода компьютеров в широкие массы, можно констатировать, что с точки зрения завоевания аудитории такой подход оказался проигрышным. </text:span><text:span text:style-name="T10">И это несмотря на то, что Линукс предлагается как бесплатный продукт! </text:span><text:span text:style-name="T9">В то время как Microsoft и Apple развивали свои направления, предлагая конечному пользователю все новые и новые готовые решения, Linux-среда раскалывалась. Количество дистрибутивов, </text:span><text:span text:style-name="T11">рабочих окружений росло как на дрожжах, но вместе со всем этим не было ни одной </text:span><text:span text:style-name="T12">годной</text:span><text:span text:style-name="T11"> системы для </text:span><text:span text:style-name="T12">простого</text:span><text:span text:style-name="T11"> обывателя </text:span><text:span text:style-name="T12">с точки зрения «взял и пользуйся».</text:span><text:span text:style-name="T11"> Изначальная ставка на более высокий порог входа (уровень пользователя) сработала в обратном направлении в этой конкурентной борьбе. </text:span><text:span text:style-name="T12">Линукс сообщество вначале </text:span><text:span text:style-name="T10">вообще </text:span><text:span text:style-name="T12">не нацеливало </text:span><text:soft-page-break/><text:span text:style-name="T12">свои проекты на простых обывателей. А ведь именно такие и составляли основную массу потребителей, на которых успешно зарабатывали деньги Microsoft и Apple. Тут нужен интуитивно-понятный графический интерфейс с необходимым функционалом. При таком подходе пользователь вообще не должен углубляться и вникать в организационную структуру ОС, ему нужно дать простые, удобные инструменты для </text:span><text:span text:style-name="T13">удовлетворения его потребностей</text:span><text:span text:style-name="T12">, <text:s/>красивую и </text:span><text:span text:style-name="T10">понятную</text:span><text:span text:style-name="T12"> оболочку и </text:span><text:span text:style-name="T13">в принципе </text:span><text:span text:style-name="T12">все. </text:span><text:span text:style-name="T13">Потребитель не должен отказываться от использования того или иного оборудования только потому, что под него нет драйверов (пример: популярные в то время 3G-модемы, видеокамеры, принтеры). И подход Apple основанный на том, что все от оборудования до ПО разрабатывается самой компанией; и подход Microsoft основанный на принципах унификации работали: пользователи получали полностью работоспособный инструмент и готовы были за это платить деньги. И те и другие успешно <text:s/>эволюционировали вместе со своими пользователями, в то время как Linux оставался уделом профессионалов и продвинутых пользователей (гиков). </text:span><text:span text:style-name="T14">Первой, достаточно успешной попыткой создать продукт для массового пользователя </text:span><text:span text:style-name="T15">по моему мнению</text:span><text:span text:style-name="T14"> был Ubuntu. И, если бы не появился Windows 7, вполне мог оказать реальную конкуренцию Microsoft в те годы. </text:span><text:span text:style-name="T10">Но, так сложилось, что убунту-бум быстро прошел, </text:span><text:span text:style-name="T15">а Microsoft с самым успешным Windows ушел далеко вперед. </text:span><text:span text:style-name="T16">Текущая ситуация, если все так и продолжится, опять обернется в пользу Apple и Microsoft, как бы кому чего не хотелось. Пока нет единого зерна, центра, результат будет очень похож на басенный: «Лебедь, рак и щука».</text:span></text:p>
      <text:p text:style-name="P10">Теперь немного про мою историю. На заре 2000-х мной были опробованы несколько ОС на базе линукс. Реально подружиться смог тогда только с S<text:span text:style-name="T17">uSE Linux</text:span>. Во-первых, в этом дистрибутиве заработало все мое «железо». Во-вторых, центр настроек Ya<text:span text:style-name="T18">ST</text:span> оказался весьма удачным с точки зрения новичка. В-третьих, рабочее окружение КДЕ <text:span text:style-name="T17">позволяло максимально быстро адаптироваться к новым условиям. Этот дистрибутив был установлен на десктопе, а позже и на ноутбуке, с которым произошла интересная история. Случайно мной был поврежден bios, не физически конечно, а сама микропрограмма. Копия, сохраненная на дискете 3.5“, помогла позже его восстановить с помощью программатора. На воскресшую технику и был установлен SuSE Linux. </text:span><text:span text:style-name="T19">Так как ноутбук был вскоре продан, на него пришлось возвращать Windows, к тому времени уже XP. </text:span><text:span text:style-name="T18">На десктопе линукс продержался у меня с полгода-</text:span><text:span text:style-name="T19">год</text:span><text:span text:style-name="T18">, но был </text:span><text:span text:style-name="T19">также</text:span><text:span text:style-name="T18"> заменен на Windows XP по необходимости. А необходимость эта, в свою очередь, была обусловлена моим новым увлечением и способом подработки: сборкой ПК различных конфигураций по запросам пользователей. Компьютеры, само собой, передавались «клиентам» с рабочей версией ОС и прикладного ПО. Все хотели Windows, да и мне с ним было проще и удобней обращаться, собственно поэтому линукс и был заброшен мной в то время. Возможно, да скорей всего, если бы не это </text:span><text:span text:style-name="T20">мое </text:span><text:span text:style-name="T18">увлечение и способ дополнительного заработка, то </text:span><text:span text:style-name="T20">и с линуксом не расстался бы тогда. </text:span><text:span text:style-name="T21">Где-то к 2006 спрос на сборку ПК угас и я снова ненадолго вернулся к линуксу. Как раз вышла Ubuntu, которую некоторые производители ноутбуков и десктопов стали предустанавливать на свои машины. Но интерес был потерян с записью в программу тестирования Windows 7. До сих пор считаю именно эту версию самой удачной среди всего семейства и по сей день. Следующий мой приход в мир Линукс был сподвигнут очередным застоем в Microsoft </text:span><text:span text:style-name="T22">на исходе </text:span><text:span text:style-name="T21">2021. </text:span><text:span text:style-name="T22">И с тех пор обратного перехода так и не случилось. Мной были опробованы многие популярные дистрибутивы, на некоторых из них останавливался на </text:span><text:soft-page-break/><text:span text:style-name="T22">месяц (Fedora, Debian), некоторые сносил спустя несколько дней-неделю. Важным для меня в тот момент была возможность двойной загрузки ОС, а также рендеринг шрифтов. </text:span><text:span text:style-name="T23">Глаза тяжело воспринимали отрисовку шрифтов на некоторых дистрибутивах. Вариации на тему Windows решил не рассматривать вообще. Они мне были мало интересны. Обновленный гном пришелся тогда вполне по вкусу на Fedora и я стал перебирать различные дистрибутивы с ним. Manjaro вышел победителем и я во многом ему благодарен. Для новичка кстати, вполне годный вариант, чтобы кто не писал. Манька ведь у меня до сих пор, </text:span><text:span text:style-name="T24">и надо признаться за все время я ни разу ее не потерял так, чтобы переустанавливать. При переходе на SSD спустя год сначала осилил ее перенос с HDD и только потом принял решение «начать </text:span><text:span text:style-name="T25">все </text:span><text:span text:style-name="T24">с чистого листа» (с загрузчиком не вышло совладать, как того хотелось). </text:span><text:span text:style-name="T25">Далее был увлекательный путь в мир различных систем Линукс, в ходе которого набирался знаний и опыта, определялся со своими предпочтениями. Все базовые дистрибутивы Линукс и не только, были опробованы мной </text:span><text:span text:style-name="T26">и на сегодня у меня сложился такой список:</text:span></text:p>
      <text:list text:style-name="L3">
        <text:list-item>
          <text:p text:style-name="P11">В качестве обычного десктопа (например рабочая ОС ноутбука) предложу что-нибудь из дебиан-убунту. <text:span text:style-name="T27">Например, д</text:span>ля бывших пользовател<text:span text:style-name="T28">ей</text:span> Windows — вполне сгодится Линукс Минт или какой-нибудь Q4OS.</text:p>
        </text:list-item>
        <text:list-item>
          <text:p text:style-name="P11">В качестве «подопытного кролика» предложу Arch Linux.</text:p>
        </text:list-item>
        <text:list-item>
          <text:p text:style-name="P12">Для любителей «<text:span text:style-name="T29">поковыряться в кишках» </text:span>—<text:span text:style-name="T29"> Gentoo.</text:span></text:p>
        </text:list-item>
        <text:list-item>
          <text:p text:style-name="P13">Для противников RH и всего, что они предлагают (навязывают) — Slackware, Alpine, NixOS, Void.</text:p>
        </text:list-item>
        <text:list-item>
          <text:p text:style-name="P13">Для адептов <text:span text:style-name="T27">UNIX-</text:span>way и GNU — FreeBSD, Guix System.</text:p>
        </text:list-item>
      </text:list>
      <text:p text:style-name="P14">Мой зоопарк на сегодня состоит из следующих вальеров:</text:p>
      <text:list text:style-name="L4">
        <text:list-item>
          <text:p text:style-name="P15">На ноутбуке сына — Линукс Минт, с которым он самостоятельно справляется. Это его личное пространство, в которое я практически не лезу.</text:p>
        </text:list-item>
        <text:list-item>
          <text:p text:style-name="P15">Ноутбук супруги оснащен Q4OS и настроен по ее предпочтениям, но по большей части простаивает. Возможно стоит подыскать ему нового владельца? Был востребован пару раз, при смене прошивки роутера на OpenWRT, когда требовалось кабельное подключение.</text:p>
        </text:list-item>
        <text:list-item>
          <text:p text:style-name="P15">Моноблок вместил в себя все остальное. <text:span text:style-name="T30">В нем, в качестве </text:span><text:span text:style-name="T31">старожила</text:span><text:span text:style-name="T30"> </text:span><text:span text:style-name="T31">на привилегированном положении, находится</text:span><text:span text:style-name="T30"> Manjaro </text:span><text:span text:style-name="T31">в отдельном изолированном пространстве, на которого возложена ответственность</text:span><text:span text:style-name="T30"> за </text:span><text:span text:style-name="T31">график проживания.</text:span></text:p>
        </text:list-item>
        <text:list-item>
          <text:p text:style-name="P16">Windows, некогда базовый и единственный питомец моноблока, используется для решения редких задач. Например, полноценная настройка с использованием удаленного доступа видеорегистраторами, <text:span text:style-name="T32">софт для которых доступен только для Windows </text:span><text:span text:style-name="T33">и Mac (впрочем все как всегда)</text:span></text:p>
        </text:list-item>
        <text:list-item>
          <text:p text:style-name="P17">Arch Linux — этакий подопытный кролик. Такой если вдруг погибнет, - воскрешать не стану. Если потребуется вольер для нового питомца, самостоятельно придушу))</text:p>
        </text:list-item>
        <text:list-item>
          <text:p text:style-name="P17"><text:soft-page-break/>Calculate Linux Scratch — должен же кто-то <text:span text:style-name="T34">хранить наследие. Это нить, которую нельзя разрывать. Используется в связке X11+Qtile. Активного развития не предвидится, но это </text:span><text:span text:style-name="T35">ли главное?!</text:span></text:p>
        </text:list-item>
        <text:list-item>
          <text:p text:style-name="P18">Void Linux — дистрибутив «для души», особенно в связке с моим любимым Hyprland. На это место претендовали NixOS и Alpine в свое время, но — душе не прикажешь.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23:18:59.957725797</meta:creation-date>
    <dc:date>2024-11-12T10:59:46.252514888</dc:date>
    <meta:editing-duration>PT4H40M</meta:editing-duration>
    <meta:editing-cycles>23</meta:editing-cycles>
    <meta:generator>LibreOffice/24.8.2.1$Linux_X86_64 LibreOffice_project/480$Build-1</meta:generator>
    <meta:document-statistic meta:table-count="0" meta:image-count="0" meta:object-count="0" meta:page-count="4" meta:paragraph-count="25" meta:word-count="1315" meta:character-count="9098" meta:non-whitespace-character-count="7814"/>
  </office:meta>
</office:document-meta>
</file>